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2C000000DB13F84467.jpg" manifest:media-type="image/jpeg"/>
  <manifest:file-entry manifest:full-path="Pictures/10000201000002AD0000027A9EF7E68D.png" manifest:media-type="image/png"/>
  <manifest:file-entry manifest:full-path="Pictures/100000000000043F0000007EBA451348.png" manifest:media-type="image/png"/>
  <manifest:file-entry manifest:full-path="Pictures/100000000000043B0000007B2DB89553.png" manifest:media-type="image/png"/>
  <manifest:file-entry manifest:full-path="Pictures/100000000000043E0000007DA8DCBFF0.png" manifest:media-type="image/png"/>
  <manifest:file-entry manifest:full-path="Pictures/100000000000044100000083D4BE88F6.png" manifest:media-type="image/png"/>
  <manifest:file-entry manifest:full-path="Pictures/10000000000004E4000000BFF7FE3492.png" manifest:media-type="image/png"/>
  <manifest:file-entry manifest:full-path="Pictures/10000201000002AD0000027A7553A484.png" manifest:media-type="image/png"/>
  <manifest:file-entry manifest:full-path="Pictures/10000000000004E4000000DACAB4DFDE.png" manifest:media-type="image/png"/>
  <manifest:file-entry manifest:full-path="Pictures/100000000000006E000000F1858055A1.jpg" manifest:media-type="image/jpeg"/>
  <manifest:file-entry manifest:full-path="Pictures/10000000000002FF000001731E2E49A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2" svg:font-family="'Liberation Sans'"/>
    <style:font-face style:name="Microsoft YaHei1" svg:font-family="'Microsoft YaHei'"/>
    <style:font-face style:name="SimSun1" svg:font-family="SimSun"/>
    <style:font-face style:name="Unknown1" svg:font-family="Unknown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Unknown" svg:font-family="Unknown" style:font-pitch="variable"/>
    <style:font-face style:name="宋体3" svg:font-family="宋体" style:font-pitch="variable"/>
    <style:font-face style:name="宋体2" svg:font-family="宋体, SimSun" style:font-pitch="variable"/>
    <style:font-face style:name="Liberation Serif2" svg:font-family="'Liberation Serif'" style:font-family-generic="modern" style:font-pitch="variable"/>
    <style:font-face style:name="宋体4" svg:font-family="宋体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erif3" svg:font-family="'Liberation Serif'" style:font-family-generic="swiss" style:font-pitch="variable"/>
    <style:font-face style:name="宋体5" svg:font-family="宋体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宋体1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none" draw:fill="solid" draw:fill-color="#b5b5b6"/>
    </style:style>
    <style:style style:name="gr4" style:family="graphic" style:parent-style-name="standard">
      <style:graphic-properties draw:stroke="solid" svg:stroke-width="0.014cm" svg:stroke-color="#b5b5b6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03cm" svg:stroke-color="#b5b5b6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4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2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7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4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2" style:family="graphic" style:parent-style-name="standard">
      <style:graphic-properties draw:stroke="solid" svg:stroke-color="#000000" draw:fill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111111"/>
    </style:style>
    <style:style style:name="gr15" style:family="graphic" style:parent-style-name="standard">
      <style:graphic-properties draw:stroke="solid" svg:stroke-color="#111111" draw:fill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41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46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59cm" fo:padding-top="0cm" fo:padding-bottom="0cm" fo:padding-left="0cm" fo:padding-right="0cm"/>
    </style:style>
    <style:style style:name="gr21" style:family="graphic" style:parent-style-name="standard">
      <style:graphic-properties draw:stroke="none" draw:fill="none" fo:min-height="1.065cm"/>
    </style:style>
    <style:style style:name="gr22" style:family="graphic" style:parent-style-name="无划线无填充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solid" draw:fill-color="#898989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94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15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31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94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25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8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5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0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7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6.93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5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margin-top="0.1cm" fo:margin-bottom="0cm" fo:text-align="start" style:writing-mode="lr-tb"/>
    </style:style>
    <style:style style:name="P4" style:family="paragraph">
      <style:paragraph-properties fo:margin-top="0.1cm" fo:margin-bottom="0cm" fo:text-align="start" style:writing-mode="lr-tb"/>
      <style:text-properties fo:font-size="10.5pt" style:font-size-asian="10.5pt" style:font-size-complex="10.5pt"/>
    </style:style>
    <style:style style:name="P5" style:family="paragraph">
      <style:paragraph-properties fo:margin-top="0cm" fo:margin-bottom="0.1cm"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 style:writing-mode="lr-tb"/>
      <style:text-properties style:font-name="微软雅黑" style:font-name-asian="微软雅黑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fo:color="#000000" style:font-name="SimSun1" fo:font-size="9pt" style:font-name-asian="SimSun1" style:font-size-asian="9pt" style:font-name-complex="SimSun1" style:font-size-complex="9pt"/>
    </style:style>
    <style:style style:name="T2" style:family="text">
      <style:text-properties fo:color="#000080" style:font-name="SimSun1" fo:font-size="9pt" style:font-name-asian="SimSun1" style:font-size-asian="9pt" style:font-name-complex="SimSun1" style:font-size-complex="9pt"/>
    </style:style>
    <style:style style:name="T3" style:family="text">
      <style:text-properties fo:color="#000000" style:font-name="迷你简汉真广标1" fo:font-size="18pt" style:font-name-asian="迷你简汉真广标1" style:font-size-asian="18pt" style:font-name-complex="Unknown1" style:font-size-complex="18pt"/>
    </style:style>
    <style:style style:name="T4" style:family="text">
      <style:text-properties style:font-name="迷你简汉真广标1" fo:font-size="18pt" style:font-name-asian="迷你简汉真广标1" style:font-size-asian="18pt" style:font-size-complex="18pt"/>
    </style:style>
    <style:style style:name="T5" style:family="text">
      <style:text-properties fo:color="#000000" style:font-name="Microsoft YaHei1" fo:font-size="10.5pt" style:font-name-asian="Microsoft YaHei1" style:font-size-asian="10.5pt" style:font-name-complex="Microsoft YaHei1" style:font-size-complex="10.5pt"/>
    </style:style>
    <style:style style:name="T6" style:family="text">
      <style:text-properties fo:color="#000000" style:font-name="Microsoft YaHei1" fo:font-size="10.5pt" fo:language="en" fo:country="US" style:letter-kerning="true" style:font-name-asian="Microsoft YaHei1" style:font-size-asian="10.5pt" style:language-asian="zh" style:country-asian="CN" style:font-name-complex="Microsoft YaHei1" style:font-size-complex="10.5pt" style:language-complex="ar" style:country-complex="SA"/>
    </style:style>
    <style:style style:name="T7" style:family="text">
      <style:text-properties fo:color="#ffffff" style:font-name="Liberation Sans2" fo:font-size="16pt" style:font-name-asian="Liberation Sans2" style:font-size-asian="16pt" style:font-name-complex="Liberation Sans2" style:font-size-complex="16pt"/>
    </style:style>
    <style:style style:name="T8" style:family="text">
      <style:text-properties fo:color="#000000" style:font-name="Microsoft YaHei1" fo:font-size="14pt" style:font-name-asian="Microsoft YaHei1" style:font-size-asian="14pt" style:font-name-complex="Microsoft YaHei1" style:font-size-complex="14pt"/>
    </style:style>
    <style:style style:name="T9" style:family="text">
      <style:text-properties fo:color="#000000" style:font-name="Liberation Sans2" fo:font-size="16pt" style:font-name-asian="Liberation Sans2" style:font-size-asian="16pt" style:font-name-complex="Liberation Sans2" style:font-size-complex="16pt"/>
    </style:style>
    <style:style style:name="T10" style:family="text">
      <style:text-properties fo:color="#000000" style:font-name="微软雅黑" fo:font-size="27pt" style:font-name-asian="微软雅黑" style:font-size-asian="27pt" style:font-name-complex="Arial1" style:font-size-complex="27pt"/>
    </style:style>
    <style:style style:name="T11" style:family="text">
      <style:text-properties style:font-name="微软雅黑" fo:font-size="14pt" style:font-name-asian="微软雅黑" style:font-size-asian="14pt" style:font-size-complex="14pt"/>
    </style:style>
    <style:style style:name="T12" style:family="text">
      <style:text-properties fo:color="#000000" style:text-outline="false" style:text-line-through-style="none" style:font-name="微软雅黑" fo:font-size="14pt" fo:font-style="normal" fo:text-shadow="none" style:text-underline-style="none" fo:font-weight="normal" style:letter-kerning="true" style:font-name-asian="微软雅黑" style:font-size-asian="1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微软雅黑" fo:font-size="14pt" fo:font-style="normal" fo:text-shadow="none" style:text-underline-style="none" fo:font-weight="normal" style:letter-kerning="true" style:font-name-asian="微软雅黑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Microsoft YaHei1" fo:font-size="12pt" style:font-name-asian="Microsoft YaHei1" style:font-size-asian="12pt" style:font-name-complex="Microsoft YaHei1" style:font-size-complex="12pt"/>
    </style:style>
    <style:style style:name="T15" style:family="text">
      <style:text-properties fo:color="#000000" style:font-name="微软雅黑" fo:font-size="10.5pt" style:font-name-asian="微软雅黑" style:font-size-asian="10.5pt" style:font-name-complex="Microsoft YaHei1" style:font-size-complex="10.5pt"/>
    </style:style>
    <style:style style:name="T16" style:family="text">
      <style:text-properties fo:color="#000000" style:text-outline="false" style:text-line-through-style="none" style:font-name="微软雅黑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微软雅黑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微软雅黑" fo:font-size="10.5pt" fo:language="en" fo:country="US" style:letter-kerning="true" style:font-name-asian="微软雅黑" style:font-size-asian="10.5pt" style:language-asian="zh" style:country-asian="CN" style:font-name-complex="Microsoft YaHei1" style:font-size-complex="10.5pt" style:language-complex="ar" style:country-complex="SA"/>
    </style:style>
    <style:style style:name="T19" style:family="text">
      <style:text-properties fo:color="#000000" style:text-outline="false" style:text-line-through-style="none" style:font-name="微软雅黑" fo:font-size="10.5pt" fo:language="en" fo:country="US" fo:font-style="normal" fo:text-shadow="none" style:text-underline-style="none" fo:font-weight="normal" style:letter-kerning="true" style:font-name-asian="微软雅黑" style:font-size-asian="10.5pt" style:language-asian="zh" style:country-asian="CN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微软雅黑" fo:font-size="10.5pt" fo:language="en" fo:country="US" fo:font-style="normal" fo:text-shadow="none" style:text-underline-style="none" fo:font-weight="normal" style:letter-kerning="true" style:font-name-asian="微软雅黑" style:font-size-asian="10.5pt" style:language-asian="zh" style:country-asian="CN" style:font-style-asian="normal" style:font-weight-asian="normal" style:font-name-complex="Lucida Sans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Liberation Sans2" fo:font-size="10.5pt" style:font-name-asian="Liberation Sans2" style:font-size-asian="10.5pt" style:font-name-complex="Liberation Sans2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8.965cm" svg:height="24.663cm" svg:x="1.034cm" svg:y="3.136cm" svg:viewBox="0 0 18966 24664" svg:d="M18966 24378c0 159-127 286-285 286-18399 0-18399 0-18399 0-158 0-282-127-282-286 0-24096 0-24096 0-24096 0-158 124-282 282-282 18399 0 18399 0 18399 0 158 0 285 124 285 282z">
          <text:p/>
        </draw:path>
        <draw:path draw:style-name="gr2" draw:layer="layout" svg:width="18.965cm" svg:height="24.663cm" svg:x="1.026cm" svg:y="3.125cm" svg:viewBox="0 0 18966 24664" svg:d="M18966 24378c0 159-127 286-285 286-18399 0-18399 0-18399 0-158 0-282-127-282-286 0-24096 0-24096 0-24096 0-158 124-282 282-282 18399 0 18399 0 18399 0 158 0 285 124 285 282z">
          <text:p/>
        </draw:path>
        <draw:polygon draw:style-name="gr3" draw:layer="layout" svg:width="0cm" svg:height="0cm" svg:x="19.9cm" svg:y="6.332cm" svg:viewBox="0 0 0 0" draw:points="0,0">
          <text:p/>
        </draw:polygon>
        <draw:polyline draw:style-name="gr2" draw:layer="layout" svg:width="0cm" svg:height="0cm" svg:x="19.9cm" svg:y="6.332cm" svg:viewBox="0 0 0 0" draw:points="0,0">
          <text:p/>
        </draw:polyline>
        <draw:polyline draw:style-name="gr4" draw:layer="layout" svg:width="0cm" svg:height="0cm" svg:x="19.9cm" svg:y="6.332cm" svg:viewBox="0 0 0 0" draw:points="0,0">
          <text:p/>
        </draw:polyline>
        <draw:polygon draw:style-name="gr3" draw:layer="layout" svg:width="0cm" svg:height="0cm" svg:x="19.9cm" svg:y="4.416cm" svg:viewBox="0 0 0 0" draw:points="0,0">
          <text:p/>
        </draw:polygon>
        <draw:polyline draw:style-name="gr5" draw:layer="layout" svg:width="0cm" svg:height="0cm" svg:x="19.9cm" svg:y="4.416cm" svg:viewBox="0 0 0 0" draw:points="0,0">
          <text:p/>
        </draw:polyline>
        <draw:polyline draw:style-name="gr4" draw:layer="layout" svg:width="0cm" svg:height="0cm" svg:x="19.9cm" svg:y="4.416cm" svg:viewBox="0 0 0 0" draw:points="0,0">
          <text:p/>
        </draw:polyline>
        <draw:frame draw:style-name="gr6" draw:layer="layout" svg:width="1.611cm" svg:height="0.365cm" svg:x="7.15cm" svg:y="28.245cm">
          <draw:text-box>
            <text:p text:style-name="P1"><text:span text:style-name="T1">Copyright </text:span></text:p>
          </draw:text-box>
        </draw:frame>
        <draw:frame draw:style-name="gr7" draw:layer="layout" svg:width="2.385cm" svg:height="0.365cm" svg:x="8.83cm" svg:y="28.245cm">
          <draw:text-box>
            <text:p text:style-name="P1"><text:span text:style-name="T1">大象吉他俱乐部 </text:span></text:p>
          </draw:text-box>
        </draw:frame>
        <draw:frame draw:style-name="gr8" draw:layer="layout" svg:width="1.932cm" svg:height="0.365cm" svg:x="11.285cm" svg:y="28.245cm">
          <draw:text-box>
            <text:p text:style-name="P1"><text:span text:style-name="T1">400 666 3475</text:span></text:p>
          </draw:text-box>
        </draw:frame>
        <draw:frame draw:style-name="gr9" draw:layer="layout" svg:width="2.576cm" svg:height="0.365cm" svg:x="8.897cm" svg:y="28.609cm">
          <draw:text-box>
            <text:p text:style-name="P1"><text:span text:style-name="T2">www.daxiangs.com</text:span></text:p>
          </draw:text-box>
        </draw:frame>
        <draw:frame draw:style-name="gr10" draw:text-style-name="P2" draw:layer="layout" svg:width="1.272cm" svg:height="1.271cm" svg:x="1.351cm" svg:y="3.524cm">
          <draw:text-box>
            <text:p><text:span text:style-name="T3">本节</text:span></text:p>
            <text:p><text:span text:style-name="T4">重点</text:span></text:p>
          </draw:text-box>
        </draw:frame>
        <draw:frame draw:style-name="gr11" draw:text-style-name="P4" draw:layer="layout" svg:width="4.499cm" svg:height="1.057cm" svg:x="3.051cm" svg:y="3.422cm">
          <draw:text-box>
            <text:p text:style-name="P3"><text:span text:style-name="T5">● </text:span><text:span text:style-name="T5">左手的指法（双指按弦）</text:span></text:p>
            <text:p text:style-name="P3"><text:span text:style-name="T5">● </text:span><text:span text:style-name="T5">右手的指法（双指拨弦）</text:span></text:p>
          </draw:text-box>
        </draw:frame>
        <draw:polygon draw:style-name="gr12" draw:layer="layout" svg:width="9.496cm" svg:height="0cm" svg:x="1.301cm" svg:y="5.199cm" svg:viewBox="0 0 9497 0" draw:points="0,0 9497,0">
          <text:p/>
        </draw:polygon>
        <draw:frame draw:style-name="gr10" draw:text-style-name="P2" draw:layer="layout" svg:width="1.272cm" svg:height="1.271cm" svg:x="1.351cm" svg:y="5.606cm">
          <draw:text-box>
            <text:p><text:span text:style-name="T3">关联</text:span></text:p>
            <text:p><text:span text:style-name="T4">练习</text:span></text:p>
          </draw:text-box>
        </draw:frame>
        <draw:frame draw:style-name="gr13" draw:text-style-name="P5" draw:layer="layout" svg:width="4.243cm" svg:height="1.635cm" svg:x="3.051cm" svg:y="5.513cm">
          <draw:text-box>
            <text:p text:style-name="P5"><text:span text:style-name="T5">● </text:span><text:span text:style-name="T6">1-</text:span><text:span text:style-name="T6">右手双音拨弦练习</text:span><text:span text:style-name="T6">-1</text:span></text:p>
            <text:p text:style-name="P5"><text:span text:style-name="T6">● </text:span><text:span text:style-name="T6">1-</text:span><text:span text:style-name="T6">左手按弦练习</text:span><text:span text:style-name="T6">-1</text:span></text:p>
            <text:p text:style-name="P5"><text:span text:style-name="T6">● </text:span><text:span text:style-name="T6">1-</text:span><text:span text:style-name="T6">小行板（</text:span><text:span text:style-name="T6">C</text:span><text:span text:style-name="T6">）</text:span></text:p>
          </draw:text-box>
        </draw:frame>
        <draw:polygon draw:style-name="gr12" draw:layer="layout" svg:width="18.397cm" svg:height="0cm" svg:x="1.301cm" svg:y="7.799cm" svg:viewBox="0 0 18398 0" draw:points="0,0 18398,0">
          <text:p/>
        </draw:polygon>
        <draw:polygon draw:style-name="gr14" draw:layer="layout" svg:width="2cm" svg:height="0.699cm" svg:x="1.7cm" svg:y="8.6cm" svg:viewBox="0 0 2001 700" draw:points="998,700 0,700 0,0 2001,0 2001,700">
          <text:p/>
        </draw:polygon>
        <draw:polygon draw:style-name="gr15" draw:layer="layout" svg:width="2cm" svg:height="0.699cm" svg:x="1.7cm" svg:y="8.6cm" svg:viewBox="0 0 2001 700" draw:points="998,700 0,700 0,0 2001,0 2001,700">
          <text:p/>
        </draw:polygon>
        <draw:frame draw:style-name="gr16" draw:layer="layout" svg:width="1.759cm" svg:height="0.628cm" svg:x="1.834cm" svg:y="8.622cm">
          <draw:text-box>
            <text:p text:style-name="P1"><text:span text:style-name="T7">LEVEL</text:span></text:p>
          </draw:text-box>
        </draw:frame>
        <draw:path draw:style-name="gr17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8" draw:layer="layout" svg:width="8.703cm" svg:height="4.208cm" svg:x="11.098cm" svg:y="3.39cm">
          <draw:image xlink:href="Pictures/10000000000002FF000001731E2E49AA.png" xlink:type="simple" xlink:show="embed" xlink:actuate="onLoad">
            <text:p/>
          </draw:image>
        </draw:frame>
        <draw:frame draw:style-name="gr19" draw:layer="layout" svg:width="5.539cm" svg:height="0.64cm" svg:x="1.725cm" svg:y="17.5cm">
          <draw:text-box>
            <text:p text:style-name="P1"><text:span text:style-name="T8">曲目：《小行板（</text:span><text:span text:style-name="T8">C</text:span><text:span text:style-name="T8">）》</text:span></text:p>
          </draw:text-box>
        </draw:frame>
        <draw:frame draw:style-name="gr18" draw:layer="layout" svg:width="0.275cm" svg:height="0.599cm" svg:x="16.658cm" svg:y="17.619cm">
          <draw:image xlink:href="Pictures/100000000000006E000000F1858055A1.jpg" xlink:type="simple" xlink:show="embed" xlink:actuate="onLoad">
            <text:p/>
          </draw:image>
        </draw:frame>
        <draw:frame draw:style-name="gr20" draw:text-style-name="P1" draw:layer="layout" svg:width="0.959cm" svg:height="0.628cm" svg:x="17.049cm" svg:y="17.572cm">
          <draw:text-box>
            <text:p text:style-name="P1"><text:span text:style-name="T9">=70</text:span></text:p>
          </draw:text-box>
        </draw:frame>
        <draw:frame draw:style-name="gr21" draw:text-style-name="P7" draw:layer="layout" svg:width="19cm" svg:height="1.233cm" svg:x="1.001cm" svg:y="1.322cm">
          <draw:text-box>
            <text:p text:style-name="P6"><text:span text:style-name="T10">小行板（</text:span><text:span text:style-name="T10">C</text:span><text:span text:style-name="T10">）</text:span></text:p>
          </draw:text-box>
        </draw:frame>
        <draw:frame draw:style-name="gr22" draw:text-style-name="P8" draw:layer="layout" svg:width="17.3cm" svg:height="3.011cm" svg:x="1.7cm" svg:y="10.644cm">
          <draw:image xlink:href="Pictures/10000000000004E4000000DACAB4DFDE.png" xlink:type="simple" xlink:show="embed" xlink:actuate="onLoad">
            <text:p/>
          </draw:image>
        </draw:frame>
        <draw:frame draw:style-name="gr23" draw:text-style-name="P8" draw:layer="layout" svg:width="18.123cm" svg:height="16.774cm" svg:x="1.544cm" svg:y="3.084cm">
          <draw:image xlink:href="Pictures/10000201000002AD0000027A7553A484.png" xlink:type="simple" xlink:show="embed" xlink:actuate="onLoad">
            <text:p/>
          </draw:image>
        </draw:frame>
        <draw:frame draw:style-name="gr24" draw:text-style-name="P10" draw:layer="layout" svg:width="5.857cm" svg:height="0.64cm" svg:x="1.774cm" svg:y="9.971cm">
          <draw:text-box>
            <text:p text:style-name="P9"><text:span text:style-name="T11">练习：</text:span><text:span text:style-name="T11">1</text:span><text:span text:style-name="T12">-</text:span><text:span text:style-name="T13">右手拨弦练习</text:span><text:span text:style-name="T13">-1</text:span></text:p>
          </draw:text-box>
        </draw:frame>
        <draw:frame draw:style-name="gr24" draw:text-style-name="P10" draw:layer="layout" svg:width="5.857cm" svg:height="0.64cm" svg:x="1.775cm" svg:y="13.971cm">
          <draw:text-box>
            <text:p text:style-name="P9"><text:span text:style-name="T11">练习：</text:span><text:span text:style-name="T11">1</text:span><text:span text:style-name="T12">-</text:span><text:span text:style-name="T12">左</text:span><text:span text:style-name="T13">手按弦练习</text:span><text:span text:style-name="T13">-1</text:span></text:p>
          </draw:text-box>
        </draw:frame>
        <draw:frame draw:style-name="gr22" draw:text-style-name="P8" draw:layer="layout" svg:width="17.289cm" svg:height="2.637cm" svg:x="1.611cm" svg:y="14.599cm">
          <draw:image xlink:href="Pictures/10000000000004E4000000BFF7FE3492.png" xlink:type="simple" xlink:show="embed" xlink:actuate="onLoad">
            <text:p/>
          </draw:image>
        </draw:frame>
        <draw:frame draw:style-name="gr22" draw:text-style-name="P8" draw:layer="layout" svg:width="17.082cm" svg:height="1.964cm" svg:x="1.718cm" svg:y="18.432cm">
          <draw:image xlink:href="Pictures/100000000000043E0000007DA8DCBFF0.png" xlink:type="simple" xlink:show="embed" xlink:actuate="onLoad">
            <text:p/>
          </draw:image>
        </draw:frame>
        <draw:frame draw:style-name="gr22" draw:text-style-name="P8" draw:layer="layout" svg:width="17.089cm" svg:height="1.939cm" svg:x="1.711cm" svg:y="20.618cm">
          <draw:image xlink:href="Pictures/100000000000043B0000007B2DB89553.png" xlink:type="simple" xlink:show="embed" xlink:actuate="onLoad">
            <text:p/>
          </draw:image>
        </draw:frame>
        <draw:frame draw:style-name="gr22" draw:text-style-name="P8" draw:layer="layout" svg:width="17.1cm" svg:height="1.981cm" svg:x="1.7cm" svg:y="23cm">
          <draw:image xlink:href="Pictures/100000000000043F0000007EBA451348.png" xlink:type="simple" xlink:show="embed" xlink:actuate="onLoad">
            <text:p/>
          </draw:image>
        </draw:frame>
        <draw:frame draw:style-name="gr22" draw:text-style-name="P8" draw:layer="layout" svg:width="17.189cm" svg:height="2.066cm" svg:x="1.611cm" svg:y="25.277cm">
          <draw:image xlink:href="Pictures/100000000000044100000083D4BE88F6.png" xlink:type="simple" xlink:show="embed" xlink:actuate="onLoad">
            <text:p/>
          </draw:image>
        </draw:frame>
      </draw:page>
      <draw:page draw:name="page2" draw:style-name="dp1" draw:master-page-name="master-page3">
        <draw:path draw:style-name="gr1" draw:layer="layout" svg:width="18.962cm" svg:height="7.588cm" svg:x="1.019cm" svg:y="2.716cm" svg:viewBox="0 0 18963 7589" svg:d="M18963 7303c0 159-124 286-282 286-18399 0-18399 0-18399 0-158 0-282-127-282-286 0-7017 0-7017 0-7017 0-152 124-286 282-286 18399 0 18399 0 18399 0 158 0 282 134 282 286z">
          <text:p/>
        </draw:path>
        <draw:path draw:style-name="gr2" draw:layer="layout" svg:width="18.962cm" svg:height="7.588cm" svg:x="1.019cm" svg:y="2.716cm" svg:viewBox="0 0 18963 7589" svg:d="M18963 7303c0 159-124 286-282 286-18399 0-18399 0-18399 0-158 0-282-127-282-286 0-7017 0-7017 0-7017 0-152 124-286 282-286 18399 0 18399 0 18399 0 158 0 282 134 282 286z">
          <text:p/>
        </draw:path>
        <draw:path draw:style-name="gr1" draw:layer="layout" svg:width="18.965cm" svg:height="7.585cm" svg:x="1.019cm" svg:y="11.218cm" svg:viewBox="0 0 18966 7586" svg:d="M18966 7303c0 159-127 283-285 283-18399 0-18399 0-18399 0-158 0-282-124-282-283 0-7020 0-7020 0-7020 0-149 124-283 282-283 18399 0 18399 0 18399 0 158 0 285 134 285 283z">
          <text:p/>
        </draw:path>
        <draw:path draw:style-name="gr2" draw:layer="layout" svg:width="18.965cm" svg:height="7.585cm" svg:x="1.019cm" svg:y="11.218cm" svg:viewBox="0 0 18966 7586" svg:d="M18966 7303c0 159-127 283-285 283-18399 0-18399 0-18399 0-158 0-282-124-282-283 0-7020 0-7020 0-7020 0-149 124-283 282-283 18399 0 18399 0 18399 0 158 0 285 134 285 283z">
          <text:p/>
        </draw:path>
        <draw:path draw:style-name="gr1" draw:layer="layout" svg:width="18.965cm" svg:height="7.585cm" svg:x="1.019cm" svg:y="19.889cm" svg:viewBox="0 0 18966 7586" svg:d="M18966 7304c0 158-127 282-285 282-18399 0-18399 0-18399 0-158 0-282-124-282-282 0-7022 0-7022 0-7022 0-148 124-282 282-282 18399 0 18399 0 18399 0 158 0 285 134 285 282z">
          <text:p/>
        </draw:path>
        <draw:path draw:style-name="gr2" draw:layer="layout" svg:width="18.965cm" svg:height="7.585cm" svg:x="1.019cm" svg:y="19.889cm" svg:viewBox="0 0 18966 7586" svg:d="M18966 7304c0 158-127 282-285 282-18399 0-18399 0-18399 0-158 0-282-124-282-282 0-7022 0-7022 0-7022 0-148 124-282 282-282 18399 0 18399 0 18399 0 158 0 285 134 285 282z">
          <text:p/>
        </draw:path>
        <draw:path draw:style-name="gr25" draw:layer="layout" svg:width="2.187cm" svg:height="0.765cm" svg:x="1.305cm" svg:y="3.249cm" svg:viewBox="0 0 2188 766" svg:d="M2188 385c0 208-169 381-382 381-1425 0-1425 0-1425 0-208 0-381-173-381-381 0-213 173-385 381-385 1425 0 1425 0 1425 0 213 0 382 172 382 385z">
          <text:p/>
        </draw:path>
        <draw:frame draw:style-name="gr26" draw:layer="layout" svg:width="1.103cm" svg:height="0.556cm" svg:x="1.848cm" svg:y="3.393cm">
          <draw:text-box>
            <text:p text:style-name="P1"><text:span text:style-name="T14">重 <text:s/>点</text:span></text:p>
          </draw:text-box>
        </draw:frame>
        <draw:frame draw:style-name="gr27" draw:layer="layout" svg:width="10.314cm" svg:height="0.479cm" svg:x="1.95cm" svg:y="4.712cm">
          <draw:text-box>
            <text:p text:style-name="P1"><text:span text:style-name="T5">左手：注意拇指的位置，其他手指指尖触弦并垂直于指板，第一</text:span></text:p>
          </draw:text-box>
        </draw:frame>
        <draw:frame draw:style-name="gr28" draw:layer="layout" svg:width="5.527cm" svg:height="0.479cm" svg:x="1.95cm" svg:y="5.393cm">
          <draw:text-box>
            <text:p text:style-name="P1"><text:span text:style-name="T5">关节弯曲，使之不触碰相邻琴弦。</text:span></text:p>
          </draw:text-box>
        </draw:frame>
        <draw:frame draw:style-name="gr27" draw:layer="layout" svg:width="10.314cm" svg:height="0.479cm" svg:x="1.95cm" svg:y="6.07cm">
          <draw:text-box>
            <text:p text:style-name="P1"><text:span text:style-name="T5">右手：注意右手的指法，使用正确的手指拨动对应琴弦。力度要</text:span></text:p>
          </draw:text-box>
        </draw:frame>
        <draw:frame draw:style-name="gr29" draw:layer="layout" svg:width="3.685cm" svg:height="0.479cm" svg:x="1.95cm" svg:y="6.748cm">
          <draw:text-box>
            <text:p text:style-name="P1"><text:span text:style-name="T5">求均匀音量保持一致。</text:span></text:p>
          </draw:text-box>
        </draw:frame>
        <draw:frame draw:style-name="gr27" draw:layer="layout" svg:width="10.314cm" svg:height="0.479cm" svg:x="1.95cm" svg:y="7.425cm">
          <draw:text-box>
            <text:p text:style-name="P1"><text:span text:style-name="T5">双手：和弦转换时注意手指的安排，转换过程中着重注意按弦与</text:span></text:p>
          </draw:text-box>
        </draw:frame>
        <draw:frame draw:style-name="gr30" draw:layer="layout" svg:width="1.844cm" svg:height="0.479cm" svg:x="1.95cm" svg:y="8.102cm">
          <draw:text-box>
            <text:p text:style-name="P1"><text:span text:style-name="T5">拨弦同步。</text:span></text:p>
          </draw:text-box>
        </draw:frame>
        <draw:path draw:style-name="gr25" draw:layer="layout" svg:width="2.187cm" svg:height="0.762cm" svg:x="1.305cm" svg:y="11.599cm" svg:viewBox="0 0 2188 763" svg:d="M2188 382c0 212-169 381-382 381-1425 0-1425 0-1425 0-208 0-381-169-381-381 0-209 173-382 381-382 1425 0 1425 0 1425 0 213 0 382 173 382 382z">
          <text:p/>
        </draw:path>
        <draw:frame draw:style-name="gr31" draw:layer="layout" svg:width="1.695cm" svg:height="0.556cm" svg:x="1.555cm" svg:y="11.722cm">
          <draw:text-box>
            <text:p text:style-name="P1"><text:span text:style-name="T14">练习计划</text:span></text:p>
          </draw:text-box>
        </draw:frame>
        <draw:path draw:style-name="gr25" draw:layer="layout" svg:width="2.187cm" svg:height="0.766cm" svg:x="1.305cm" svg:y="20.397cm" svg:viewBox="0 0 2188 767" svg:d="M2188 385c0 208-169 382-382 382-1425 0-1425 0-1425 0-208 0-381-174-381-382 0-212 173-385 381-385 1425 0 1425 0 1425 0 213 0 382 173 382 385z">
          <text:p/>
        </draw:path>
        <draw:frame draw:style-name="gr32" draw:layer="layout" svg:width="1.272cm" svg:height="0.556cm" svg:x="1.852cm" svg:y="20.517cm">
          <draw:text-box>
            <text:p text:style-name="P1"><text:span text:style-name="T14">疑问？</text:span></text:p>
          </draw:text-box>
        </draw:frame>
        <draw:frame draw:style-name="gr33" draw:layer="layout" svg:width="4.676cm" svg:height="0.479cm" svg:x="1.95cm" svg:y="12.914cm">
          <draw:text-box>
            <text:p text:style-name="P1"><text:span text:style-name="T5">建议每天练习时长：</text:span><text:span text:style-name="T5">20</text:span><text:span text:style-name="T5">分钟</text:span></text:p>
          </draw:text-box>
        </draw:frame>
        <draw:frame draw:style-name="gr30" draw:layer="layout" svg:width="1.844cm" svg:height="0.479cm" svg:x="1.95cm" svg:y="13.592cm">
          <draw:text-box>
            <text:p text:style-name="P1"><text:span text:style-name="T5">练习方法：</text:span></text:p>
          </draw:text-box>
        </draw:frame>
        <draw:frame draw:style-name="gr34" draw:layer="layout" svg:width="13.253cm" svg:height="0.479cm" svg:x="1.95cm" svg:y="14.269cm">
          <draw:text-box>
            <text:p><text:span text:style-name="T5">慢速练习逐步加快，如果感觉吃力，则需要加强对“</text:span><text:span text:style-name="T15">1</text:span><text:span text:style-name="T16">-</text:span><text:span text:style-name="T17">右手拨弦练习</text:span><text:span text:style-name="T17">-1</text:span><text:span text:style-name="T5">”</text:span><text:span text:style-name="T5">和</text:span></text:p>
          </draw:text-box>
        </draw:frame>
        <draw:frame draw:style-name="gr13" draw:layer="layout" svg:width="0.37cm" svg:height="0.479cm" svg:x="1.95cm" svg:y="14.946cm">
          <draw:text-box>
            <text:p text:style-name="P1"><text:span text:style-name="T5">“</text:span></text:p>
          </draw:text-box>
        </draw:frame>
        <draw:frame draw:style-name="gr35" draw:layer="layout" svg:width="5.889cm" svg:height="0.479cm" svg:x="2.413cm" svg:y="14.946cm">
          <draw:text-box>
            <text:p><text:span text:style-name="T18">1</text:span><text:span text:style-name="T19">-</text:span><text:span text:style-name="T19">左</text:span><text:span text:style-name="T20">手按弦练习</text:span><text:span text:style-name="T20">-1</text:span><text:span text:style-name="T5">”</text:span><text:span text:style-name="T5">的练习。</text:span></text:p>
          </draw:text-box>
        </draw:frame>
        <draw:frame draw:style-name="gr13" draw:layer="layout" svg:width="0.243cm" svg:height="0.479cm" svg:x="1.95cm" svg:y="15.627cm">
          <draw:text-box>
            <text:p text:style-name="P1"><text:span text:style-name="T5">●</text:span></text:p>
          </draw:text-box>
        </draw:frame>
        <draw:frame draw:style-name="gr36" draw:layer="layout" svg:width="2.948cm" svg:height="0.479cm" svg:x="2.286cm" svg:y="15.627cm">
          <draw:text-box>
            <text:p text:style-name="P1"><text:span text:style-name="T5">合格：节拍器速度</text:span></text:p>
          </draw:text-box>
        </draw:frame>
        <draw:frame draw:style-name="gr37" draw:layer="layout" svg:width="0.51cm" svg:height="0.412cm" svg:x="5.326cm" svg:y="15.684cm">
          <draw:text-box>
            <text:p text:style-name="P1"><text:span text:style-name="T21">60,</text:span></text:p>
          </draw:text-box>
        </draw:frame>
        <draw:frame draw:style-name="gr38" draw:layer="layout" svg:width="1.844cm" svg:height="0.479cm" svg:x="5.916cm" svg:y="15.627cm">
          <draw:text-box>
            <text:p text:style-name="P1"><text:span text:style-name="T5">演奏本曲目</text:span></text:p>
          </draw:text-box>
        </draw:frame>
        <draw:frame draw:style-name="gr13" draw:layer="layout" svg:width="0.243cm" svg:height="0.479cm" svg:x="1.95cm" svg:y="16.305cm">
          <draw:text-box>
            <text:p text:style-name="P1"><text:span text:style-name="T5">●</text:span></text:p>
          </draw:text-box>
        </draw:frame>
        <draw:frame draw:style-name="gr36" draw:layer="layout" svg:width="2.948cm" svg:height="0.479cm" svg:x="2.286cm" svg:y="16.305cm">
          <draw:text-box>
            <text:p text:style-name="P1"><text:span text:style-name="T5">目标：节拍器速度</text:span></text:p>
          </draw:text-box>
        </draw:frame>
        <draw:frame draw:style-name="gr37" draw:layer="layout" svg:width="0.51cm" svg:height="0.412cm" svg:x="5.326cm" svg:y="16.361cm">
          <draw:text-box>
            <text:p text:style-name="P1"><text:span text:style-name="T21">70,</text:span></text:p>
          </draw:text-box>
        </draw:frame>
        <draw:frame draw:style-name="gr38" draw:layer="layout" svg:width="1.844cm" svg:height="0.479cm" svg:x="5.916cm" svg:y="16.305cm">
          <draw:text-box>
            <text:p text:style-name="P1"><text:span text:style-name="T5">演奏本曲目</text:span></text:p>
          </draw:text-box>
        </draw:frame>
        <draw:frame draw:style-name="gr39" draw:layer="layout" svg:width="17.312cm" svg:height="0.479cm" svg:x="1.95cm" svg:y="16.982cm">
          <draw:text-box>
            <text:p text:style-name="P1"><text:span text:style-name="T5">在练习中发现的困难请记录在下方答疑中，大象吉他俱乐部的老师会在下节课针对这些问题进行讲解和做有</text:span></text:p>
          </draw:text-box>
        </draw:frame>
        <draw:frame draw:style-name="gr33" draw:layer="layout" svg:width="3.317cm" svg:height="0.479cm" svg:x="1.95cm" svg:y="17.659cm">
          <draw:text-box>
            <text:p text:style-name="P1"><text:span text:style-name="T5">针对性的基础练习。</text:span></text:p>
          </draw:text-box>
        </draw:frame>
        <draw:polygon draw:style-name="gr15" draw:layer="layout" svg:width="17.599cm" svg:height="0cm" svg:x="1.799cm" svg:y="22.299cm" svg:viewBox="0 0 17600 0" draw:points="0,0 17600,0">
          <text:p/>
        </draw:polygon>
        <draw:polygon draw:style-name="gr15" draw:layer="layout" svg:width="17.596cm" svg:height="0cm" svg:x="1.802cm" svg:y="23.3cm" svg:viewBox="0 0 17597 0" draw:points="0,0 17597,0">
          <text:p/>
        </draw:polygon>
        <draw:polygon draw:style-name="gr15" draw:layer="layout" svg:width="17.596cm" svg:height="0cm" svg:x="1.802cm" svg:y="24.299cm" svg:viewBox="0 0 17597 0" draw:points="0,0 17597,0">
          <text:p/>
        </draw:polygon>
        <draw:polygon draw:style-name="gr15" draw:layer="layout" svg:width="17.596cm" svg:height="0cm" svg:x="1.802cm" svg:y="25.301cm" svg:viewBox="0 0 17597 0" draw:points="0,0 17597,0">
          <text:p/>
        </draw:polygon>
        <draw:polygon draw:style-name="gr15" draw:layer="layout" svg:width="17.599cm" svg:height="0cm" svg:x="1.802cm" svg:y="26.303cm" svg:viewBox="0 0 17600 0" draw:points="0,0 17600,0">
          <text:p/>
        </draw:polygon>
        <draw:frame draw:style-name="gr6" draw:layer="layout" svg:width="1.611cm" svg:height="0.365cm" svg:x="7.15cm" svg:y="28.245cm">
          <draw:text-box>
            <text:p text:style-name="P1"><text:span text:style-name="T1">Copyright </text:span></text:p>
          </draw:text-box>
        </draw:frame>
        <draw:frame draw:style-name="gr7" draw:layer="layout" svg:width="2.385cm" svg:height="0.365cm" svg:x="8.83cm" svg:y="28.245cm">
          <draw:text-box>
            <text:p text:style-name="P1"><text:span text:style-name="T1">大象吉他俱乐部 </text:span></text:p>
          </draw:text-box>
        </draw:frame>
        <draw:frame draw:style-name="gr8" draw:layer="layout" svg:width="1.932cm" svg:height="0.365cm" svg:x="11.285cm" svg:y="28.245cm">
          <draw:text-box>
            <text:p text:style-name="P1"><text:span text:style-name="T1">400 666 3475</text:span></text:p>
          </draw:text-box>
        </draw:frame>
        <draw:frame draw:style-name="gr9" draw:layer="layout" svg:width="2.576cm" svg:height="0.365cm" svg:x="8.897cm" svg:y="28.609cm">
          <draw:text-box>
            <text:p text:style-name="P1"><text:span text:style-name="T2">www.daxiangs.com</text:span></text:p>
          </draw:text-box>
        </draw:frame>
        <draw:frame draw:style-name="gr40" draw:layer="layout" svg:width="18.122cm" svg:height="16.774cm" svg:x="1.5cm" svg:y="1.926cm">
          <draw:image xlink:href="Pictures/10000201000002AD0000027A9EF7E68D.png" xlink:type="simple" xlink:show="embed" xlink:actuate="onLoad">
            <text:p/>
          </draw:image>
        </draw:frame>
        <draw:frame draw:style-name="gr18" draw:layer="layout" svg:width="6.84cm" svg:height="4.991cm" svg:x="12.696cm" svg:y="4.808cm">
          <draw:image xlink:href="Pictures/100000000000012C000000DB13F84467.jpg" xlink:type="simple" xlink:show="embed" xlink:actuate="onLoad">
            <text:p/>
          </draw:image>
        </draw:frame>
        <draw:frame draw:style-name="gr21" draw:text-style-name="P7" draw:layer="layout" svg:width="19cm" svg:height="1.233cm" svg:x="1.001cm" svg:y="1.323cm">
          <draw:text-box>
            <text:p text:style-name="P6"><text:span text:style-name="T10">小行板（</text:span><text:span text:style-name="T10">C</text:span><text:span text:style-name="T10">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ans2" svg:font-family="'Liberation Sans'"/>
    <style:font-face style:name="Microsoft YaHei1" svg:font-family="'Microsoft YaHei'"/>
    <style:font-face style:name="SimSun1" svg:font-family="SimSun"/>
    <style:font-face style:name="Unknown1" svg:font-family="Unknown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Unknown" svg:font-family="Unknown" style:font-pitch="variable"/>
    <style:font-face style:name="宋体3" svg:font-family="宋体" style:font-pitch="variable"/>
    <style:font-face style:name="宋体2" svg:font-family="宋体, SimSun" style:font-pitch="variable"/>
    <style:font-face style:name="Liberation Serif2" svg:font-family="'Liberation Serif'" style:font-family-generic="modern" style:font-pitch="variable"/>
    <style:font-face style:name="宋体4" svg:font-family="宋体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erif3" svg:font-family="'Liberation Serif'" style:font-family-generic="swiss" style:font-pitch="variable"/>
    <style:font-face style:name="宋体5" svg:font-family="宋体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宋体1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2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2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4T19:36:48.046000000</dc:date>
    <meta:generator>捷速PDF编辑器/1.0.0.0$Windows_x86 LibreOffice_project/100$Build-0</meta:generator>
    <meta:editing-duration>PT58M24S</meta:editing-duration>
    <meta:editing-cycles>14</meta:editing-cycles>
    <meta:document-statistic meta:object-count="81"/>
  </office:meta>
</office:document-meta>
</file>